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in" fo:margin-right="0in" fo:text-indent="1.1701in" style:auto-text-indent="false" style:page-number="auto"/>
    </style:style>
    <style:style style:name="P2" style:family="paragraph" style:parent-style-name="Standard">
      <style:paragraph-properties fo:margin-left="0in" fo:margin-right="0in" fo:text-indent="1.1701in" style:auto-text-indent="false"/>
    </style:style>
    <style:style style:name="P3" style:family="paragraph" style:parent-style-name="Standard" style:master-page-name="">
      <style:paragraph-properties fo:margin-left="0in" fo:margin-right="0in" fo:text-indent="1.1937in" style:auto-text-indent="false" style:page-number="auto"/>
    </style:style>
    <style:style style:name="T1" style:family="text">
      <style:text-properties fo:color="#ff3333"/>
    </style:style>
    <style:style style:name="T2" style:family="text">
      <style:text-properties style:use-window-font-color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good overview of objects and arrays:</text:p>
      <text:p text:style-name="Standard"><text:a xlink:type="simple" xlink:href="https://medium.com/@zac_heisey/objects-vs-arrays-42601ff79421" text:style-name="Internet_20_link" text:visited-style-name="Visited_20_Internet_20_Link">https://medium.com/@zac_heisey/objects-vs-arrays-42601ff79421</text:a></text:p>
      <text:p text:style-name="Standard"/>
      <text:p text:style-name="Standard"/>
      <text:p text:style-name="Standard"/>
      <text:p text:style-name="Standard">It appears that rate and booking info are stored in the calendar object on the web page. Each day within a calendar on the page has the following html structure:</text:p>
      <text:p text:style-name="Standard"/>
      <text:p text:style-name="Standard">&lt;td class=<text:span text:style-name="T1">"available"</text:span>&gt; // or booked, booked_departure_available, available_booked_arrival</text:p>
      <text:p text:style-name="Standard"><text:tab/>&lt;a href="#" class="rate_popover" title="Rates"&gt;<text:span text:style-name="T1">2</text:span>&lt;/a&gt;<text:tab/>// this is the day of the month</text:p>
      <text:p text:style-name="Standard"><text:tab/>&lt;div class="popover_html_box"&gt;</text:p>
      <text:p text:style-name="Standard"><text:tab/><text:tab/>&lt;div class="popover_html"&gt;</text:p>
      <text:p text:style-name="Standard"><text:tab/><text:tab/><text:tab/>&lt;ul&gt;</text:p>
      <text:p text:style-name="Standard"><text:tab/><text:tab/><text:tab/><text:tab/>&lt;li&gt; &lt;strong&gt;04/29/2023 - 05/25/2023&lt;/strong&gt;<text:span text:style-name="T1">$1,100 <text:s/>/Night</text:span>&lt;/li&gt;</text:p>
      <text:p text:style-name="Standard"><text:tab/><text:tab/><text:tab/><text:tab/><text:tab/><text:tab/>// this is the header of the rates table defining this rate</text:p>
      <text:p text:style-name="Standard"><text:tab/><text:tab/><text:tab/>&lt;/ul&gt;</text:p>
      <text:p text:style-name="Standard"><text:tab/><text:tab/>&lt;/div&gt;</text:p>
      <text:p text:style-name="Standard"><text:tab/>&lt;/div&gt;</text:p>
      <text:p text:style-name="Standard">&lt;/td&gt;</text:p>
      <text:p text:style-name="Standard"/>
      <text:p text:style-name="Standard">Here is an approximate way to extract the raw information:</text:p>
      <text:p text:style-name="Standard">This is the structure of the top level function:</text:p>
      <text:p text:style-name="Standard"><text:tab/>this.test_Puppet = async function(){</text:p>
      <text:p text:style-name="Standard"><text:tab/><text:tab/>const browser = await puppeteer.launch();</text:p>
      <text:p text:style-name="Standard"><text:tab/><text:tab/>const page = await browser.newPage();</text:p>
      <text:p text:style-name="Standard"><text:tab/><text:tab/>await page.goto('<text:a xlink:type="simple" xlink:href="https://www.vacationrentalslbi.com/listing.2744" text:style-name="Internet_20_link" text:visited-style-name="Visited_20_Internet_20_Link">https://www.vacationrentalslbi.com/listing.2744</text:a>');</text:p>
      <text:p text:style-name="Standard">}</text:p>
      <text:p text:style-name="Standard"/>
      <text:p text:style-name="Standard">This extracts the names of the month and year from the calendar:</text:p>
      <text:p text:style-name="Standard"><text:s/>const months = await page.evaluate(() =&gt; {</text:p>
      <text:p text:style-name="Standard"><text:tab/>const arr = Array.from(document</text:p>
      <text:p text:style-name="Standard"><text:tab/>.querySelectorAll('table[class="table table-condensed table-bordered"] &gt; tbody &gt; tr &gt; th'));</text:p>
      <text:p text:style-name="Standard"><text:tab/>return arr.map(th =&gt; th.innerText);<text:tab/></text:p>
      <text:p text:style-name="Standard"><text:s/>});</text:p>
      <text:p text:style-name="Standard"/>
      <text:p text:style-name="Standard">This gives all of the dates on the 6 months displayed in the calendar:</text:p>
      <text:p text:style-name="Standard"><text:s/>const dates = await page.evaluate(() =&gt; {</text:p>
      <text:p text:style-name="Standard"><text:tab/>const tds = Array.from(document.querySelectorAll(</text:p>
      <text:p text:style-name="Standard"><text:tab/><text:tab/><text:tab/><text:tab/><text:tab/>'td.booked, </text:p>
      <text:p text:style-name="Standard"><text:tab/><text:tab/><text:tab/><text:tab/><text:tab/>td.available_booked_arrival, <text:tab/><text:tab/><text:tab/><text:tab/><text:tab/><text:tab/><text:tab/><text:tab/><text:tab/><text:tab/><text:tab/>td.booked_departure_available, </text:p>
      <text:p text:style-name="Standard"><text:tab/><text:tab/><text:tab/><text:tab/><text:tab/>td.available,</text:p>
      <text:p text:style-name="Standard"><text:tab/><text:tab/><text:tab/><text:tab/><text:tab/>td.unknown')); </text:p>
      <text:p text:style-name="Standard"><text:s text:c="4"/><text:tab/>return tds.map(td =&gt; td.innerText);</text:p>
      <text:p text:style-name="Standard"><text:s/>}); </text:p>
      <text:p text:style-name="Standard"/>
      <text:p text:style-name="Standard">This extracts, for example: <text:s/>04/29/2023 - 05/25/2023<text:span text:style-name="T2">$1,100 <text:s/>/Night</text:span></text:p>
      <text:p text:style-name="Standard">const rates = await page.evaluate(() =&gt; {</text:p>
      <text:p text:style-name="Standard"><text:tab/>const tds = Array.from(document.querySelectorAll('div[class="popover_html"] ul li'));</text:p>
      <text:p text:style-name="Standard"><text:soft-page-break/><text:tab/>return tds.map(td =&gt; td.innerText);</text:p>
      <text:p text:style-name="Standard"><text:s text:c="2"/>}); <text:s/></text:p>
      <text:p text:style-name="Standard"/>
      <text:p text:style-name="Standard"/>
      <text:p text:style-name="Standard">The information extracted from the calendar will be placed in an array (calendarInfo) containing the object “day”</text:p>
      <text:p text:style-name="Standard"><text:tab/><text:tab/>let day = {</text:p>
      <text:p text:style-name="Standard"><text:s text:c="2"/><text:tab/><text:tab/><text:tab/>"month": 0,</text:p>
      <text:p text:style-name="Standard"><text:s text:c="2"/><text:tab/><text:tab/><text:tab/>"date": 0,</text:p>
      <text:p text:style-name="Standard"><text:s text:c="2"/><text:tab/><text:tab/><text:tab/>"weeklyRate": 0,</text:p>
      <text:p text:style-name="Standard"><text:s text:c="2"/><text:tab/><text:tab/><text:tab/>"booked": false</text:p>
      <text:p text:style-name="Standard"><text:s text:c="2"/><text:tab/><text:tab/>}</text:p>
      <text:p text:style-name="Standard">So each day will have all of this information. This will need to be reduced to only storing representative rates for weekly, in-season rentals.</text:p>
      <text:p text:style-name="Standard"/>
      <text:p text:style-name="Standard">calendarInfo is array of day objects. Fill the array from the calendar on the web page, 6 months worth.</text:p>
      <text:p text:style-name="Standard">Starting at the first Wednesday in the season, step through the array, with an increment of 7 days.</text:p>
      <text:p text:style-name="Standard">For each week of interest copy the weeklyRate and booked status to an object, bookedRateData, </text:p>
      <text:p text:style-name="Standard"/>
      <text:p text:style-name="Standard">function populate_week_status_array(sample, propID, calendarInfo){</text:p>
      <text:p text:style-name="Standard">firstWednesday = 31*1+10; <text:tab/>//skip May jump 10 days into June</text:p>
      <text:p text:style-name="Standard">numberOfWednesdays = 16;</text:p>
      <text:p text:style-name="Standard">j=0;</text:p>
      <text:p text:style-name="Standard">for (i=firstWednesday; i&lt;(numberOfWednesdays – 1); i+=7){</text:p>
      <text:p text:style-name="Standard"><text:tab/>weekStatus[j] = {“sampleNum”: sample, “propID”: propID, “weekID”: j, </text:p>
      <text:p text:style-name="Standard"><text:tab/><text:tab/><text:tab/><text:tab/>“weekDate”: <text:s/>, </text:p>
      <text:p text:style-name="Standard"><text:tab/><text:tab/><text:tab/><text:tab/>“rate”: calendarInfo[i].rate, “booked”: <text:s/>calendarInfo[i].booked</text:p>
      <text:p text:style-name="Standard"><text:tab/>j=j++; </text:p>
      <text:p text:style-name="Standard">}</text:p>
      <text:p text:style-name="Standard">}</text:p>
      <text:p text:style-name="Standard"/>
      <text:p text:style-name="Standard">// this function extracts year, month, day, rate, and booked status from the calendar on a page</text:p>
      <text:p text:style-name="Standard">// and stores in in an array containing “day” objects</text:p>
      <text:p text:style-name="Standard">function populate_calendarInfo_array(){</text:p>
      <text:p text:style-name="Standard"><text:tab/>get_arrayOf_month_names(); </text:p>
      <text:p text:style-name="Standard"><text:tab/><text:tab/><text:tab/>//'table[class="table table-condensed table-bordered"] &gt; tbody &gt; tr &gt; th'</text:p>
      <text:p text:style-name="P3">months = [</text:p>
      <text:p text:style-name="P1"><text:s text:c="2"/>'May 2023',</text:p>
      <text:p text:style-name="P2"><text:s text:c="2"/>'June 2023',</text:p>
      <text:p text:style-name="P2"><text:s text:c="2"/>'July 2023',</text:p>
      <text:p text:style-name="P2"><text:s text:c="2"/>'August 2023',</text:p>
      <text:p text:style-name="P2"><text:s text:c="2"/>'September 2023',</text:p>
      <text:p text:style-name="P2"><text:s text:c="2"/>'October 2023'</text:p>
      <text:p text:style-name="P2">]</text:p>
      <text:p text:style-name="Standard"><text:tab/>get_arrayOf_dates(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BK </meta:initial-creator>
    <meta:creation-date>2023-02-09T16:36:04.60</meta:creation-date>
    <meta:generator>OpenOffice/4.1.7$Win32 OpenOffice.org_project/417m1$Build-9800</meta:generator>
    <dc:date>2023-02-11T13:04:20.72</dc:date>
    <dc:creator>CBK </dc:creator>
    <meta:editing-duration>PT20H45M14S</meta:editing-duration>
    <meta:editing-cycles>25</meta:editing-cycles>
    <meta:document-statistic meta:table-count="0" meta:image-count="0" meta:object-count="0" meta:page-count="2" meta:paragraph-count="77" meta:word-count="422" meta:character-count="3244"/>
  </office:meta>
</office:document-meta>
</file>